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" svg:font-family="'Luxi Mono'"/>
    <style:font-face style:name="Lucida Sans1" svg:font-family="'Lucida Sans'" style:font-family-generic="swiss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Utopia" svg:font-family="Utopia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Utopia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Utopia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Utopia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Utopia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Utopia" fo:font-size="36pt" officeooo:rsid="0004a2b0" officeooo:paragraph-rsid="0004a2b0" style:font-name-asian="NSimSun" style:font-size-asian="36pt" style:font-name-complex="Lucida Sans" style:font-size-complex="36pt"/>
    </style:style>
    <style:style style:name="T1" style:family="text">
      <style:text-properties style:font-name-asian="NSimSun" style:font-name-complex="Lucida Sans"/>
    </style:style>
    <style:style style:name="T2" style:family="text">
      <style:text-properties style:font-name-asian="Luxi Mono" style:font-name-complex="Luxi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2">€</text:span><text:span text:style-name="T1">678,90!</text:span></text:p>
      <text:p text:style-name="P2"><text:span text:style-name="T1">The quick brown fox jumped over the lazy dog. $123.45? </text:span><text:span text:style-name="T2">€</text:span><text:span text:style-name="T1">678,90!</text:span></text:p>
      <text:p text:style-name="P4"><text:span text:style-name="T1">The quick brown fox jumped over the lazy dog. $123.45? </text:span><text:span text:style-name="T2">€</text:span><text:span text:style-name="T1">678,90!</text:span></text:p>
      <text:p text:style-name="P3"><text:span text:style-name="T1">The quick brown fox jumped over the lazy dog. $123.45? </text:span><text:span text:style-name="T2">€</text:span><text:span text:style-name="T1">678,90!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" svg:font-family="'Luxi Mono'"/>
    <style:font-face style:name="Lucida Sans1" svg:font-family="'Lucida Sans'" style:font-family-generic="swiss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Utopia" svg:font-family="Utopia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5:18:39.142000000</dc:date>
    <meta:editing-duration>PT8M28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